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outline1">
      <style:graphic-properties fo:min-height="11.929cm"/>
    </style:style>
    <style:style style:name="co1" style:family="table-column">
      <style:table-column-properties style:column-width="6.506cm" style:use-optimal-column-width="false"/>
    </style:style>
    <style:style style:name="co2" style:family="table-column">
      <style:table-column-properties style:column-width="6.514cm" style:use-optimal-column-width="false"/>
    </style:style>
    <style:style style:name="ro1" style:family="table-row">
      <style:table-row-properties style:row-height="3.771cm"/>
    </style:style>
    <style:style style:name="ro2" style:family="table-row">
      <style:table-row-properties style:row-height="3.774cm"/>
    </style:style>
    <style:style style:name="ce1" style:family="table-cell">
      <style:graphic-properties style:repeat="repeat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font-size-asian="32pt"/>
    </style:style>
    <style:style style:name="P3" style:family="paragraph">
      <style:text-properties style:font-size-asian="20p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style:font-size-asian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0000"/>
    </style:style>
    <style:style style:name="T7" style:family="text">
      <style:text-properties fo:color="#00ff00"/>
    </style:style>
    <style:style style:name="T8" style:family="text">
      <style:text-properties fo:color="#0000ff"/>
    </style:style>
    <style:style style:name="T9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646cm" svg:x="1.4cm" svg:y="8.267cm" presentation:class="title" presentation:user-transformed="true">
          <draw:text-box>
            <text:p><text:span text:style-name="T1">in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テーマ　：　inode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><text:span text:style-name="T2">大事（そう）なところだけ抜粋します</text:span></text:p>
            <text:p><text:span text:style-name="T2"/></text:p>
            <text:p><text:span text:style-name="T2"/></text:p>
            <text:p><text:span text:style-name="T2">※</text:span><text:span text:style-name="T2">　意見には個人差があります</text:span></text:p>
            <text:p><text:span text:style-name="T2"/></text:p>
            <text:p><text:span text:style-name="T2">※</text:span><text:span text:style-name="T2">　誤りが含まれている可能性もありま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4.<text:tab/>inode の取得・解放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[]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ode をメモリ上で管理している構造体配列</text:p>
              </text:list-item>
              <text:list-item>
                <text:p>要素数は 100 (NINODE)</text:p>
                <text:list>
                  <text:list-item>
                    <text:p>最近参照した 100 個が保持さ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ode 構造体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_size0 と *isize1</text:p>
                <text:list>
                  <text:list-item>
                    <text:p>なんで char* 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ge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を取得する</text:p>
                <text:list>
                  <text:list-item>
                    <text:p>引数 1 : デバイス番号</text:p>
                  </text:list-item>
                  <text:list-item>
                    <text:p>引数 2 : inode 番号</text:p>
                  </text:list-item>
                </text:list>
              </text:list-item>
              <text:list-item>
                <text:p>ロックされてたらスリープして待つ</text:p>
              </text:list-item>
              <text:list-item>
                <text:p>IMOUNT なら mount[] を取得して<text:line-break/>対応デバイスルートの inode[] エントリを返す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ut()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node[] エントリのカウンタをデクリメントする</text:p>
              </text:list-item>
              <text:list-item>
                <text:p>子関数</text:p>
                <text:list>
                  <text:list-item>
                    <text:p>itrunc()</text:p>
                  </text:list-item>
                  <text:list-item>
                    <text:p>iupdat()</text:p>
                  </text:list-item>
                  <text:list-item>
                    <text:p>pre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upda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の内容をブロックデバイスに反映</text:p>
              </text:list-item>
              <text:list-item>
                <text:p>sync 的なやつ</text:p>
              </text:list-item>
              <text:list-item>
                <text:p>31?</text:p>
              </text:list-item>
              <text:list-item>
                <text:p>ldiv(), lrem()</text:p>
                <text:list>
                  <text:list-item>
                    <text:p>除算結果（整数）と余り</text:p>
                  </text:list-item>
                </text:list>
              </text:list-item>
              <text:list-item>
                <text:p text:style-name="P4">子関数</text:p>
                <text:list>
                  <text:list-item>
                    <text:p>getfs()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2.537cm" svg:height="1.999cm" svg:x="20.363cm" svg:y="1.7cm">
          <text:p text:style-name="P5"><text:span text:style-name="T3">未完</text:span></text:p>
          <draw:enhanced-geometry svg:viewBox="0 0 21600 21600" draw:text-areas="800 800 20800 20800" draw:type="round-rectangular-callout" draw:modifiers="-8034.04255319149 10227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5.<text:tab/>inode からストレージ領域への<text:line-break/>マッピング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マッピングの種類</text:p>
          </draw:text-box>
        </draw:frame>
        <draw:frame draw:style-name="standard" draw:layer="layout" svg:width="26.031cm" svg:height="15.086cm" svg:x="0.968cm" svg:y="4.7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ILARG</text:p>
              </table:table-cell>
              <table:table-cell>
                <text:p text:style-name="P7">b and i</text:p>
              </table:table-cell>
              <table:table-cell>
                <text:p text:style-name="P7">Max<text:line-break/>file size</text:p>
              </table:table-cell>
            </table:table-row>
            <table:table-row table:style-name="ro1" table:default-cell-style-name="ce1">
              <table:table-cell>
                <text:p text:style-name="P7">直接</text:p>
              </table:table-cell>
              <table:table-cell>
                <text:p text:style-name="P7">0</text:p>
              </table:table-cell>
              <table:table-cell>
                <text:p text:style-name="P7">b &lt;= 7</text:p>
              </table:table-cell>
              <table:table-cell>
                <text:p text:style-name="P7">4KB</text:p>
              </table:table-cell>
            </table:table-row>
            <table:table-row table:style-name="ro1" table:default-cell-style-name="ce1">
              <table:table-cell>
                <text:p text:style-name="P7">間接</text:p>
              </table:table-cell>
              <table:table-cell>
                <text:p text:style-name="P7">1</text:p>
              </table:table-cell>
              <table:table-cell>
                <text:p text:style-name="P7">i = b / 256<text:line-break/>i &lt; 7</text:p>
              </table:table-cell>
              <table:table-cell>
                <text:p text:style-name="P7">896KB</text:p>
              </table:table-cell>
            </table:table-row>
            <table:table-row table:style-name="ro2" table:default-cell-style-name="ce1">
              <table:table-cell>
                <text:p text:style-name="P7">二重間接</text:p>
              </table:table-cell>
              <table:table-cell>
                <text:p text:style-name="P7">1</text:p>
              </table:table-cell>
              <table:table-cell>
                <text:p text:style-name="P7">i = b / 256<text:line-break/>i == 7</text:p>
              </table:table-cell>
              <table:table-cell>
                <text:p text:style-name="P7">32MB<text:line-break/><text:span text:style-name="T4">（実質</text:span><text:span text:style-name="T4">16MB</text:span><text:span text:style-name="T4">）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map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ブロック番号の変換： 論理 → 物理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run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[] エントリが使用しているストレージ領域の<text:line-break/>ブロック番号をフリーリストに戻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6.<text:tab/>ブロックデバイスの<text:line-break/>ブロック割り当て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未使用 inode を割り当て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inode を解放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oc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未使用ブロックを割り当て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ストレージ領域のブロックを解放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f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バイス番号に対応した filesys 構造体を取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dblock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ブロック番号の妥当性をチェック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7.<text:tab/>パス名から inode への変換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ディレクトリの内容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amei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ファイルパスを検索し、該当する file or dir の<text:line-break/>inode[] エントリを取得する。</text:p>
              </text:list-item>
              <text:list-item>
                <text:p>説明が 7 ページもあ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cess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file permission に権限があるかを確認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8.<text:tab/>初期化と同期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init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/ のある disk の superblock を読み出して<text:line-break/>mount[] の最初のエントリにセット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ate()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データの同期を行う： メモリ &lt;-&gt; デバイ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9.8.<text:tab/>まとめ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参考文献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やる気のないはてだ</text:p>
                <text:list>
                  <text:list-item>
                    <text:p>UNIX 6th code reading - ファイルシステム概要</text:p>
                    <text:list>
                      <text:list-item>
                        <text:p><text:span text:style-name="T5"><text:a xlink:href="http://d.hatena.ne.jp/takahirox/20110815/1313398103" xlink:type="simple">http://d.hatena.ne.jp/takahirox/20110815/1313398103</text:a>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7.737cm" presentation:class="title" presentation:user-transformed="true">
          <draw:text-box>
            <text:p>EOF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プロセス概要</text:p>
          </draw:text-box>
        </draw:frame>
        <draw:frame presentation:style-name="pr5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基本的なルールは Linux と一緒<text:line-break/></text:p>
              </text:list-item>
              <text:list-item>
                <text:p>管理情報</text:p>
                <text:list>
                  <text:list-item>
                    <text:p>proc 構造体</text:p>
                    <text:list>
                      <text:list-item>
                        <text:p>メモリ上の特定領域に常に存在</text:p>
                      </text:list-item>
                      <text:list-item>
                        <text:p>プロセス最大数は NPROC (= 50)<text:line-break/></text:p>
                      </text:list-item>
                    </text:list>
                  </text:list-item>
                  <text:list-item>
                    <text:p>user 構造体</text:p>
                    <text:list>
                      <text:list-item>
                        <text:p>PPDA 領域内</text:p>
                      </text:list-item>
                      <text:list-item>
                        <text:p>グローバル変数 u でアクセス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8" draw:layer="layout" svg:width="1.2cm" svg:height="8.4cm" svg:x="18.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6" draw:layer="layout" svg:width="6cm" svg:height="4.6cm" svg:x="21cm" svg:y="9.4cm">
          <text:p text:style-name="P5"><text:span text:style-name="T3">1 </text:span><text:span text:style-name="T3">プロセスにつき</text:span><text:span text:style-name="T3"><text:line-break/></text:span><text:span text:style-name="T3">それぞれ </text:span><text:span text:style-name="T3">1 </text:span><text:span text:style-name="T3">つずつ</text:span></text:p>
          <text:p text:style-name="P5"><text:span text:style-name="T3">紐付けられる。</text:span></text:p>
          <draw:enhanced-geometry svg:viewBox="0 0 21600 21600" draw:text-areas="800 800 20800 20800" draw:type="round-rectangular-callout" draw:modifiers="-1929.27845359107 18557.87872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つまりこう？</text:p>
          </draw:text-box>
        </draw:frame>
        <draw:custom-shape draw:style-name="gr4" draw:text-style-name="P5" draw:layer="layout" svg:width="23.4cm" svg:height="14.5cm" svg:x="2.3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8cm" svg:height="1.8cm" svg:x="3cm" svg:y="7.5cm">
          <text:p text:style-name="P5">U<text:span text:style-name="T6">I</text:span>S<text:span text:style-name="T7">D</text:span> (0177600) : P<text:span text:style-name="T7">D</text:span>R[0] – [7] <text:span text:style-name="T6">for T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8cm" svg:height="1.8cm" svg:x="3cm" svg:y="10.9cm">
          <text:p text:style-name="P5">(U<text:span text:style-name="T8">D</text:span>S<text:span text:style-name="T7">D</text:span>) (0177620) : P<text:span text:style-name="T7">D</text:span>R[0] – [7] <text:span text:style-name="T8">for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8cm" svg:height="1.8cm" svg:x="3cm" svg:y="14.3cm">
          <text:p text:style-name="P5">U<text:span text:style-name="T6">I</text:span>S<text:span text:style-name="T9">A</text:span> (0177640) : P<text:span text:style-name="T9">A</text:span>R[0] – [7] <text:span text:style-name="T6">for Tex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8cm" svg:height="1.8cm" svg:x="3cm" svg:y="17.7cm">
          <text:p text:style-name="P5">U<text:span text:style-name="T8">D</text:span>S<text:span text:style-name="T9">A</text:span> (0177660) : P<text:span text:style-name="T9">A</text:span>R[0] – [7] <text:span text:style-name="T8">for Data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934cm" svg:x="2.6cm" svg:y="6.066cm">
          <draw:text-box>
            <text:p text:style-name="P5">APR</text:p>
          </draw:text-box>
        </draw:frame>
        <draw:frame draw:style-name="gr8" draw:layer="layout" svg:width="0.502cm" svg:height="1.161cm" svg:x="26.6cm" svg:y="15.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 </meta:initial-creator>
    <meta:creation-date>2013-08-31T21:11:05</meta:creation-date>
    <meta:generator>LibreOffice/3.5$Linux_X86_64 LibreOffice_project/350m1$Build-2</meta:generator>
    <dc:date>2013-10-09T01:55:27</dc:date>
    <dc:creator>kei </dc:creator>
    <meta:editing-duration>PT18H25M55S</meta:editing-duration>
    <meta:editing-cycles>226</meta:editing-cycles>
    <meta:document-statistic meta:object-count="150"/>
  </office:meta>
</office:document-meta>
</file>